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P1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0:45.26</dc:date>
    <meta:editing-duration>PT13M19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20" meta:word-count="167" meta:character-count="1178"/>
  </office:meta>
</office:document-meta>
</file>